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8.241cm"/>
    </style:style>
    <style:style style:name="Таблица2.B" style:family="table-column">
      <style:table-column-properties style:column-width="8.243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15%" fo:text-align="justify" style:justify-single-word="false"/>
    </style:style>
    <style:style style:name="P8" style:family="paragraph" style:parent-style-name="Standard">
      <style:paragraph-properties fo:line-height="115%" fo:text-align="center" style:justify-single-word="false"/>
      <style:text-properties officeooo:paragraph-rsid="000a5e04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1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12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</style:style>
    <style:style style:name="P13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/>
    </style:style>
    <style:style style:name="P15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16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</style:style>
    <style:style style:name="P17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/>
    </style:style>
    <style:style style:name="P18" style:family="paragraph" style:parent-style-name="Обычный_20__28_Интернет_29_">
      <style:paragraph-properties fo:line-height="150%" fo:text-align="justify" style:justify-single-word="false"/>
      <style:text-properties fo:font-size="14pt" officeooo:paragraph-rsid="000a5e04" style:font-size-asian="14pt"/>
    </style:style>
    <style:style style:name="P19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0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P21" style:family="paragraph" style:parent-style-name="Standard">
      <style:paragraph-properties fo:margin-left="0cm" fo:margin-right="0cm" fo:line-height="115%" fo:text-indent="0.741cm" style:auto-text-indent="fals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line-height="115%" fo:text-indent="0.741cm" style:auto-text-indent="false"/>
    </style:style>
    <style:style style:name="P23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style:font-size-asian="14pt"/>
    </style:style>
    <style:style style:name="P24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25" style:family="paragraph" style:parent-style-name="Обычный">
      <style:text-properties officeooo:paragraph-rsid="000a72ed"/>
    </style:style>
    <style:style style:name="P26" style:family="paragraph" style:parent-style-name="Обычный">
      <style:text-properties officeooo:rsid="000a72ed" officeooo:paragraph-rsid="000a72ed"/>
    </style:style>
    <style:style style:name="P27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0a5e04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color="#ff0000" fo:font-size="14pt" fo:font-weight="bold" style:font-size-asian="14pt" style:font-weight-asian="bold" style:font-size-complex="14pt"/>
    </style:style>
    <style:style style:name="T11" style:family="text">
      <style:text-properties fo:font-weight="bold" style:font-weight-asian="bold"/>
    </style:style>
    <style:style style:name="T12" style:family="text">
      <style:text-properties fo:language="en" fo:country="US" officeooo:rsid="000a72ed"/>
    </style:style>
    <style:style style:name="T13" style:family="text">
      <style:text-properties officeooo:rsid="000a5e04"/>
    </style:style>
    <style:style style:name="T14" style:family="text">
      <style:text-properties officeooo:rsid="000a72ed"/>
    </style:style>
    <style:style style:name="T15" style:family="text">
      <style:text-properties officeooo:rsid="000a95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Основной_20_шрифт_20_абзаца"><text:span text:style-name="T1">МИНОБРНАУКИ РОССИИ</text:span></text:span></text:p>
      <text:p text:style-name="P1"><text:span text:style-name="Основной_20_шрифт_20_абзаца"><text:span text:style-name="T1">Санкт-Петербургский государственный</text:span></text:span></text:p>
      <text:p text:style-name="P1"><text:span text:style-name="Основной_20_шрифт_20_абзаца"><text:span text:style-name="T1">электротехнический университет</text:span></text:span></text:p>
      <text:p text:style-name="P1"><text:span text:style-name="Основной_20_шрифт_20_абзаца"><text:span text:style-name="T1">«ЛЭТИ» им. В.И. Ульянова (Ленина)</text:span></text:span></text:p>
      <text:p text:style-name="P1"><text:span text:style-name="Основной_20_шрифт_20_абзаца"><text:span text:style-name="T4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Название_20_книги"><text:span text:style-name="T2">отчет</text:span></text:span></text:p>
      <text:p text:style-name="P1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10"> </text:span></text:span><text:span text:style-name="Основной_20_шрифт_20_абзаца"><text:span text:style-name="T4">№4</text:span></text:span></text:p>
      <text:p text:style-name="P1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Тема: </text:span><text:span text:style-name="Основной_20_шрифт_20_абзаца"><text:span text:style-name="T11">Представление и обработка символьной информации с использованием строковых команд</text:span></text:span></text:h>
      <text:p text:style-name="P4"/>
      <text:p text:style-name="P4"/>
      <text:p text:style-name="P4"/>
      <text:p text:style-name="P4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6">Студентка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8"><text:span text:style-name="Основной_20_шрифт_20_абзаца"><text:span text:style-name="T8">Балаева М.О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6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9"><text:span text:style-name="Основной_20_шрифт_20_абзаца"><text:span text:style-name="T6">Ефремов М</text:span></text:span><text:span text:style-name="Основной_20_шрифт_20_абзаца"><text:span text:style-name="T9">.</text:span></text:span><text:span text:style-name="Основной_20_шрифт_20_абзаца"><text:span text:style-name="T6">А</text:span></text:span><text:span text:style-name="Основной_20_шрифт_20_абзаца"><text:span text:style-name="T9">.</text:span></text:span></text:p>
          </table:table-cell>
        </table:table-row>
      </table:table>
      <text:p text:style-name="P6"/>
      <text:p text:style-name="P6"/>
      <text:p text:style-name="P1"><text:span text:style-name="Основной_20_шрифт_20_абзаца"><text:span text:style-name="T7">Санкт-Петербург</text:span></text:span></text:p>
      <text:p text:style-name="P1"><text:span text:style-name="Основной_20_шрифт_20_абзаца"><text:span text:style-name="T7">2020</text:span></text:span></text:p>
      <text:p text:style-name="P11"><text:soft-page-break/><text:span text:style-name="Основной_20_шрифт_20_абзаца"><text:span text:style-name="T3">Цель работы.</text:span></text:span></text:p>
      <text:p text:style-name="P16"><text:span text:style-name="Основной_20_шрифт_20_абзаца"><text:span text:style-name="T6">Изучить команды для работы со строками ассемблера, написать программу, обрабатывающую вводимую строку определенным способом и познакомиться с принципом встраивания </text:span></text:span><text:span text:style-name="Основной_20_шрифт_20_абзаца"><text:span text:style-name="T9">in</text:span></text:span><text:span text:style-name="Основной_20_шрифт_20_абзаца"><text:span text:style-name="T6">-</text:span></text:span><text:span text:style-name="Основной_20_шрифт_20_абзаца"><text:span text:style-name="T9">line</text:span></text:span><text:span text:style-name="Основной_20_шрифт_20_абзаца"><text:span text:style-name="T6"> на примере ЯВУ С++.</text:span></text:span></text:p>
      <text:p text:style-name="P13">Задание:</text:p>
      <text:p text:style-name="P13">5 Вариант</text:p>
      <text:p text:style-name="P14">Разработать программу обработки символьной информации, реализующую функции:</text:p>
      <text:p text:style-name="P17">- инициализация (вывод титульной таблички с указанием вида преобразования и автора программы) - на ЯВУ;</text:p>
      <text:p text:style-name="P17"><text:s/>- ввода строки символов, длиной не более Nmax (&lt;=80), с клавиатуры в заданную область памяти - на ЯВУ; если длина строки превышает Nmax, остальные символы следует игнорировать;</text:p>
      <text:p text:style-name="P17">- выполнение заданного в таблице 5 преобразования исходной строки с записью результата в выходную строку - на Ассемблере;</text:p>
      <text:p text:style-name="P17">- вывода результирующей строки символов на экран и ее запись в файл - на ЯВУ.</text:p>
      <text:p text:style-name="P17">Ассемблерную часть программы включить в программу нa ЯВУ по принципу встраивания (in-line).</text:p>
      <text:p text:style-name="P18"><text:soft-page-break/><text:span text:style-name="T13">5.</text:span>Исключение русских букв и цифр, введенных во входной строке, при формировании выходной строки.</text:p>
      <text:p text:style-name="P13">Ход работы:</text:p>
      <text:p text:style-name="P15">При разработке программы были использованы следующие команды:</text:p>
      <text:p text:style-name="P12"><text:span text:style-name="Основной_20_шрифт_20_абзаца"><text:span text:style-name="T9">LODSB</text:span></text:span><text:span text:style-name="Основной_20_шрифт_20_абзаца"><text:span text:style-name="T6"> - копирует один байт из памяти по адресу </text:span></text:span><text:span text:style-name="Основной_20_шрифт_20_абзаца"><text:span text:style-name="T9">DS</text:span></text:span><text:span text:style-name="Основной_20_шрифт_20_абзаца"><text:span text:style-name="T6">:</text:span></text:span><text:span text:style-name="Основной_20_шрифт_20_абзаца"><text:span text:style-name="T9">SI</text:span></text:span><text:span text:style-name="Основной_20_шрифт_20_абзаца"><text:span text:style-name="T6"> в регистр </text:span></text:span><text:span text:style-name="Основной_20_шрифт_20_абзаца"><text:span text:style-name="T9">AL</text:span></text:span><text:span text:style-name="Основной_20_шрифт_20_абзаца"><text:span text:style-name="T6">. После выполнения команды, регистр </text:span></text:span><text:span text:style-name="Основной_20_шрифт_20_абзаца"><text:span text:style-name="T9">SI</text:span></text:span><text:span text:style-name="Основной_20_шрифт_20_абзаца"><text:span text:style-name="T6"> увеличивается на 1, если флаг </text:span></text:span><text:span text:style-name="Основной_20_шрифт_20_абзаца"><text:span text:style-name="T9">DF</text:span></text:span><text:span text:style-name="Основной_20_шрифт_20_абзаца"><text:span text:style-name="T6"> = 0, или уменьшается на 1, если </text:span></text:span><text:span text:style-name="Основной_20_шрифт_20_абзаца"><text:span text:style-name="T9">DF</text:span></text:span><text:span text:style-name="Основной_20_шрифт_20_абзаца"><text:span text:style-name="T6"> = 1.</text:span></text:span></text:p>
      <text:p text:style-name="P12"><text:span text:style-name="Основной_20_шрифт_20_абзаца"><text:span text:style-name="T9">STOSB</text:span></text:span><text:span text:style-name="Основной_20_шрифт_20_абзаца"><text:span text:style-name="T6"> - сохраняет регистр AL в ячейке памяти по адресу ES:DI. После выполнения команды, регистр DI увеличивается на 1, если флаг DF = 0, или уменьшается на 1, если DF = 1.</text:span></text:span></text:p>
      <text:p text:style-name="P12"><text:span text:style-name="Основной_20_шрифт_20_абзаца"><text:span text:style-name="T9">CLD</text:span></text:span><text:span text:style-name="Основной_20_шрифт_20_абзаца"><text:span text:style-name="T6"> - очищает флаг направления (DF).</text:span></text:span> <text:span text:style-name="Основной_20_шрифт_20_абзаца"><text:span text:style-name="T6">Такая необходимость может возникнуть при работе с цепочечными командами. </text:span></text:span></text:p>
      <text:p text:style-name="P12"><text:span text:style-name="Основной_20_шрифт_20_абзаца"><text:span text:style-name="T6">Создаются два указателя – входная строка и выходная строка. <text:s/>Адреса данных строк записываются в регистры rsi и rdi. Затем проходимся по всей строке</text:span></text:span></text:p>
      <text:p text:style-name="P13">Тестировани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Вводные данные</text:p>
          </table:table-cell>
          <table:table-cell table:style-name="Таблица2.A1" office:value-type="string">
            <text:p text:style-name="P19">Результат</text:p>
          </table:table-cell>
        </table:table-row>
        <table:table-row>
          <table:table-cell table:style-name="Таблица2.A1" office:value-type="string">
            <text:p text:style-name="P20">ASSembler123</text:p>
          </table:table-cell>
          <table:table-cell table:style-name="Таблица2.A1" office:value-type="string">
            <text:p text:style-name="P20">ASSEMBLER876</text:p>
          </table:table-cell>
        </table:table-row>
        <table:table-row>
          <table:table-cell table:style-name="Таблица2.A1" office:value-type="string">
            <text:p text:style-name="Обычный">asd a 1 0 asd 9 <text:span text:style-name="T13">hochy sdat laby</text:span></text:p>
          </table:table-cell>
          <table:table-cell table:style-name="Таблица2.A1" office:value-type="string">
            <text:p text:style-name="Обычный">ASD A 8 9 ASD 0 <text:span text:style-name="T14">HOCHY SDAT LABY</text:span></text:p>
          </table:table-cell>
        </table:table-row>
        <table:table-row>
          <table:table-cell table:style-name="Таблица2.A1" office:value-type="string">
            <text:p text:style-name="P25"><text:span text:style-name="Основной_20_шрифт_20_абзаца"><text:span text:style-name="T12">Пожалуйста</text:span></text:span></text:p>
          </table:table-cell>
          <table:table-cell table:style-name="Таблица2.A1" office:value-type="string">
            <text:p text:style-name="P26">Пожалуйста</text:p>
          </table:table-cell>
        </table:table-row>
      </table:table>
      <text:p text:style-name="P21"><text:soft-page-break/></text:p>
      <text:p text:style-name="P22"><text:span text:style-name="Основной_20_шрифт_20_абзаца"><text:span text:style-name="T4"><text:s text:c="4"/>Выводы.</text:span></text:span></text:p>
      <text:p text:style-name="P23">В результате выполнения лабораторной работы был разработан код для определенной обработки строк. Были улучшены навыки письма в ассемблере.</text:p>
      <text:p text:style-name="P7"><text:s/><text:tab/><text:span text:style-name="Основной_20_шрифт_20_абзаца"><text:span text:style-name="T5">Приложение.</text:span></text:span></text:p>
      <text:p text:style-name="P24">#include &lt;iostream&gt;</text:p>
      <text:p text:style-name="P24">#include &lt;fstream&gt;</text:p>
      <text:p text:style-name="P24"/>
      <text:p text:style-name="P24">#define n 80</text:p>
      <text:p text:style-name="P24">int main() {</text:p>
      <text:p text:style-name="P24"><text:s text:c="4"/>system("chcp 1251 &gt; nul");</text:p>
      <text:p text:style-name="P24"><text:s text:c="4"/>setlocale(LC_CTYPE, "rus");</text:p>
      <text:p text:style-name="P24"><text:s text:c="4"/>std::cout &lt;&lt; "Работу выполнил<text:span text:style-name="T15">а</text:span>: студент<text:span text:style-name="T15">ка</text:span> группы 9382 Балаева Милана" &lt;&lt; std::endl;</text:p>
      <text:p text:style-name="P24"><text:s text:c="4"/>std::cout &lt;&lt; "Вид преобразования: 5. Преобразование всех строчных латинских букв входной строки в" &lt;&lt; std::endl;</text:p>
      <text:p text:style-name="P24"><text:s text:c="4"/>std::cout &lt;&lt; "заглавные, а десятичных цифр в инверсные, остальные символы входной строки" &lt;&lt; std::endl;</text:p>
      <text:p text:style-name="P24"><text:s text:c="4"/>std::cout &lt;&lt; "передаются в выходную строку непосредственно." &lt;&lt; std::endl;</text:p>
      <text:p text:style-name="P24"><text:s text:c="4"/>char str[n + 1];</text:p>
      <text:p text:style-name="P24"><text:s text:c="4"/>char answer[n + 1];</text:p>
      <text:p text:style-name="P24"><text:s text:c="4"/>std::cout &lt;&lt; "Введите строку для обработки:\n";</text:p>
      <text:p text:style-name="P24"><text:s text:c="4"/>std::cin.getline(str, n + 1);</text:p>
      <text:p text:style-name="P24"><text:s text:c="4"/>std::cout &lt;&lt; "Строка до обработки:\n" &lt;&lt; str &lt;&lt; "\n";</text:p>
      <text:p text:style-name="P24"><text:s text:c="4"/>_asm{</text:p>
      <text:p text:style-name="P24"><text:s text:c="12"/>mov ecx, n;длина строки в ecx</text:p>
      <text:p text:style-name="P24"><text:s text:c="12"/>mov al, 0</text:p>
      <text:p text:style-name="P24"><text:s text:c="12"/>lea <text:s text:c="3"/>si, str; кладем в ds:si адрес str</text:p>
      <text:p text:style-name="P24"><text:s text:c="12"/>lea di, answer; кладем в es:di адрес answer</text:p>
      <text:p text:style-name="P24"><text:s text:c="12"/>cld; обнуление флага направления</text:p>
      <text:p text:style-name="P24"/>
      <text:p text:style-name="P24"><text:s text:c="12"/>digit:</text:p>
      <text:p text:style-name="P24"><text:s text:c="12"/>lodsb; копирует один байт из памяти по адресу ds:si в регистр al</text:p>
      <text:p text:style-name="P24"><text:s text:c="12"/>cmp al, '0'</text:p>
      <text:p text:style-name="P24"><text:s text:c="12"/>jl character</text:p>
      <text:p text:style-name="P24"><text:s text:c="12"/>cmp al, '9'</text:p>
      <text:p text:style-name="P24"><text:s text:c="12"/>jg character</text:p>
      <text:p text:style-name="P24"><text:s text:c="12"/>sub al, '9'</text:p>
      <text:p text:style-name="P24"><text:s text:c="12"/>neg al</text:p>
      <text:p text:style-name="P24"><text:s text:c="12"/>add al, '0'</text:p>
      <text:p text:style-name="P24"><text:s text:c="12"/>jmp print</text:p>
      <text:p text:style-name="P24"/>
      <text:p text:style-name="P24"><text:s text:c="12"/>character:</text:p>
      <text:p text:style-name="P24"><text:s text:c="12"/>cmp al, 'a'</text:p>
      <text:p text:style-name="P24"><text:soft-page-break/><text:s text:c="12"/>jl print</text:p>
      <text:p text:style-name="P24"><text:s text:c="12"/>cmp al, 'z'</text:p>
      <text:p text:style-name="P24"><text:s text:c="12"/>jg print</text:p>
      <text:p text:style-name="P24"><text:s text:c="12"/>sub al, 20h</text:p>
      <text:p text:style-name="P24"/>
      <text:p text:style-name="P24"><text:s text:c="12"/>print:</text:p>
      <text:p text:style-name="P24"><text:s text:c="12"/>stosb; сохраняет регистр al в ячейке памяти по адресу es:di</text:p>
      <text:p text:style-name="P24"><text:s text:c="12"/>loop digit</text:p>
      <text:p text:style-name="P24"/>
      <text:p text:style-name="P24"><text:s text:c="12"/>finish_processing:</text:p>
      <text:p text:style-name="P24"><text:s text:c="12"/>mov al, 0</text:p>
      <text:p text:style-name="P24"><text:s text:c="12"/>stosb</text:p>
      <text:p text:style-name="P24"><text:s text:c="4"/>}</text:p>
      <text:p text:style-name="P24"><text:s text:c="4"/>std::cout &lt;&lt; "Вывод обработанной строки:\n" &lt;&lt; answer;</text:p>
      <text:p text:style-name="P24"><text:s text:c="4"/>std::fstream fout("output.txt");</text:p>
      <text:p text:style-name="P24"><text:s text:c="4"/>fout &lt;&lt; "Строка до обработки:\n" &lt;&lt; str &lt;&lt; "\nВывод обработанной строки:\n" &lt;&lt; answer;</text:p>
      <text:p text:style-name="P24"><text:s text:c="4"/>return 0;</text:p>
      <text:p text:style-name="P2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82cm" loext:contextual-spacing="false" fo:line-height="100%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line-height="100%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true"/>
    </style:style>
    <style:style style:name="Текст_20_сноски" style:display-name="Текст сноски" style:family="paragraph" style:parent-style-name="Обычный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tru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Текст_20_сноски_20_Знак" style:display-name="Текст с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Pavel Martinenko</meta:initial-creator>
    <meta:creation-date>2019-09-17T11:31:00Z</meta:creation-date>
    <dc:date>2020-12-17T05:32:43.891538688</dc:date>
    <meta:print-date>2019-09-18T23:43:00Z</meta:print-date>
    <meta:editing-cycles>23</meta:editing-cycles>
    <meta:editing-duration>PT6H10M36S</meta:editing-duration>
    <meta:document-statistic meta:table-count="2" meta:image-count="0" meta:object-count="0" meta:page-count="5" meta:paragraph-count="93" meta:word-count="552" meta:character-count="4003" meta:non-whitespace-character-count="3139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../tmp/mozilla_milana0/Pya_Son_Hva_lb4.odt/Normal"/>
  </office:meta>
</office:document-meta>
</file>